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did you first find out about open-source hardware?</text:p>
          </table:table-cell>
          <table:covered-table-cell table:style-name="ce2" office:value-type="string">
            <text:p>How did you first find out about open-source hardware?</text:p>
          </table:covered-table-cell>
          <table:covered-table-cell table:style-name="ce2" office:value-type="string">
            <text:p>How did you first find out about open-source hardware?</text:p>
          </table:covered-table-cell>
          <table:covered-table-cell table:style-name="ce2" office:value-type="string">
            <text:p>How did you first find out about open-source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11" office:value-type="string">
            <text:p>Response Percent</text:p>
          </table:table-cell>
          <table:table-cell table:style-name="ce11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ad about it</text:p>
          </table:table-cell>
          <table:covered-table-cell table:style-name="ce4" office:value-type="string">
            <text:p>Read about it</text:p>
          </table:covered-table-cell>
          <table:table-cell table:style-name="ce12" office:value-type="percentage" office:value="0.444">
            <text:p>44.4%</text:p>
          </table:table-cell>
          <table:table-cell table:style-name="ce13" office:value-type="float" office:value="888">
            <text:p>88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sed an open-source hardware product</text:p>
          </table:table-cell>
          <table:covered-table-cell table:style-name="ce4" office:value-type="string">
            <text:p>Used an open-source hardware product</text:p>
          </table:covered-table-cell>
          <table:table-cell table:style-name="ce12" office:value-type="percentage" office:value="0.24">
            <text:p>24.0%</text:p>
          </table:table-cell>
          <table:table-cell table:style-name="ce13" office:value-type="float" office:value="480">
            <text:p>48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rough involvement with open-source software</text:p>
          </table:table-cell>
          <table:covered-table-cell table:style-name="ce4" office:value-type="string">
            <text:p>Through involvement with open-source software</text:p>
          </table:covered-table-cell>
          <table:table-cell table:style-name="ce12" office:value-type="percentage" office:value="0.169">
            <text:p>16.9%</text:p>
          </table:table-cell>
          <table:table-cell table:style-name="ce13" office:value-type="float" office:value="338">
            <text:p>33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While looking for hardware designs</text:p>
          </table:table-cell>
          <table:covered-table-cell table:style-name="ce4" office:value-type="string">
            <text:p>While looking for hardware designs</text:p>
          </table:covered-table-cell>
          <table:table-cell table:style-name="ce12" office:value-type="percentage" office:value="0.111">
            <text:p>11.1%</text:p>
          </table:table-cell>
          <table:table-cell table:style-name="ce13" office:value-type="float" office:value="222">
            <text:p>22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t a talk or event</text:p>
          </table:table-cell>
          <table:covered-table-cell table:style-name="ce4" office:value-type="string">
            <text:p>At a talk or event</text:p>
          </table:covered-table-cell>
          <table:table-cell table:style-name="ce12" office:value-type="percentage" office:value="0.023">
            <text:p>2.3%</text:p>
          </table:table-cell>
          <table:table-cell table:style-name="ce13" office:value-type="float" office:value="46">
            <text:p>46</text:p>
          </table:table-cell>
          <table:table-cell/>
          <table:table-cell>
            <draw:frame table:end-cell-address="'Question 1'.L27" table:end-x="0.0591in" table:end-y="0.178in" draw:z-index="0" draw:name="Chart 1" draw:style-name="gr1" svg:width="3.5709in" svg:height="3.5406in" svg:x="0.7016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4" office:value-type="string" table:number-columns-spanned="2" table:number-rows-spanned="1">
            <text:p>I don't really know what open-source hardware is</text:p>
          </table:table-cell>
          <table:covered-table-cell table:style-name="ce4" office:value-type="string">
            <text:p>I don't really know what open-source hardware is</text:p>
          </table:covered-table-cell>
          <table:table-cell table:style-name="ce12" office:value-type="percentage" office:value="0.013">
            <text:p>1.3%</text:p>
          </table:table-cell>
          <table:table-cell table:style-name="ce13" office:value-type="float" office:value="26">
            <text:p>2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4" office:value-type="string">
            <text:p>Other (please specify)</text:p>
          </table:covered-table-cell>
          <table:covered-table-cell table:style-name="ce4" office:value-type="float" office:value="129">
            <text:p>129</text:p>
          </table:covered-table-cell>
          <table:table-cell table:style-name="ce14" office:value-type="float" office:value="129">
            <text:p>12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5" office:value-type="string">
            <text:p>answered question</text:p>
          </table:covered-table-cell>
          <table:covered-table-cell table:style-name="ce5" office:value-type="float" office:value="2000">
            <text:p>2000</text:p>
          </table:covered-table-cell>
          <table:table-cell table:style-name="ce15" office:value-type="float" office:value="2000">
            <text:p>200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6" office:value-type="string">
            <text:p>skipped question</text:p>
          </table:covered-table-cell>
          <table:covered-table-cell table:style-name="ce6" office:value-type="float" office:value="91">
            <text:p>91</text:p>
          </table:covered-table-cell>
          <table:table-cell table:style-name="ce16" office:value-type="float" office:value="91">
            <text:p>91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ade one and published it online.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t's a natural thought, sharing is caring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This was the ModularEEG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Dunno... I've been doing OSHW since before it was called that... (electronic magazines from the pre-internet era)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afruit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Makezine, Arduino.cc and Adafruit.com</text:p>
          </table:table-cell>
          <table:table-cell table:number-columns-repeated="102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via Arduino</text:p>
          </table:table-cell>
          <table:table-cell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via Arduino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read about it, but this was 2002 or so :)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Need for small RTOS with hi reliability.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via Make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Tweet from a friend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blogs, forums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I have always shared my hardware designs openly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A pupil of mine told me about adruiono and make magazine and i became interested.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pproached by an open hardware client</text:p>
          </table:table-cell>
          <table:table-cell table:number-columns-repeated="102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Google+</text:p>
          </table:table-cell>
          <table:table-cell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My job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my dad.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alking with other people at hackerspaces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Read about it on Groklaw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I've been preaching it, for years, to my students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through my work colleagues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dafruit, make magazine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Sparkfun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MAKE Magazine blog posting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MAKE blog</text:p>
          </table:table-cell>
          <table:table-cell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found while searching for something else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Years ago - model Linux - with friends as a concept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Makezine.com</text:p>
          </table:table-cell>
          <table:table-cell table:number-columns-repeated="1022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What a silly question. <text:s/>Open source hardware is ubiquitous; from children’s books to online communities. You may as well ask, "how did you hear about science?"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lmost 10 years ago I started releasing designs, while I didnt know it at the time I was creating OSHW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http://www.evilmadscientist.com/article.php/20120412005432869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www.hackaday.com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from an open source group online</text:p>
          </table:table-cell>
          <table:table-cell table:number-columns-repeated="102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lso I have used open-source software</text:p>
          </table:table-cell>
          <table:table-cell table:number-columns-repeated="1022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Through Sparkfun site.</text:p>
          </table:table-cell>
          <table:table-cell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I'm working in a such company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Maker Faire video of a talk last year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Friends who were interested in OSHW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from college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Sparkfun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Sparkfun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Constant talk about Arduino and finally checking out the Adafruit Arduino Tutorials.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Read about it on Sparkfun</text:p>
          </table:table-cell>
          <table:table-cell table:number-columns-repeated="1022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a friend</text:p>
          </table:table-cell>
          <table:table-cell table:number-columns-repeated="1022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I don't remember where I first heard about it, but I'm sure I was overcome by the awesome!</text:p>
          </table:table-cell>
          <table:table-cell table:number-columns-repeated="1022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Reading about it on Sparkfun</text:p>
          </table:table-cell>
          <table:table-cell table:number-columns-repeated="1022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went to ITP @ NYU</text:p>
          </table:table-cell>
          <table:table-cell table:number-columns-repeated="1022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I first found out about it in the junior enterprise of the universitary course I attend.</text:p>
          </table:table-cell>
          <table:table-cell table:number-columns-repeated="1022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through friends</text:p>
          </table:table-cell>
          <table:table-cell table:number-columns-repeated="1022"/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a programmer friend told me I should get an Arduino</text:p>
          </table:table-cell>
          <table:table-cell table:number-columns-repeated="1022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Cuando descubrí que lo había hecho durante toda mi vida y luego, la gente como ustedes, le dió ese nombre a mi actividad.</text:p>
          </table:table-cell>
          <table:table-cell table:number-columns-repeated="1022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maker faire</text:p>
          </table:table-cell>
          <table:table-cell table:number-columns-repeated="1022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Sparkfun had an article on the creation of this.</text:p>
          </table:table-cell>
          <table:table-cell table:number-columns-repeated="1022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Maker Faire (Bay Area)</text:p>
          </table:table-cell>
          <table:table-cell table:number-columns-repeated="1022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Adafruit blog</text:p>
          </table:table-cell>
          <table:table-cell table:number-columns-repeated="1022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i've been "opening" hardware since a kid</text:p>
          </table:table-cell>
          <table:table-cell table:number-columns-repeated="1022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my brother bought the arduino for me a few years back</text:p>
          </table:table-cell>
          <table:table-cell table:number-columns-repeated="1022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Sparkfun</text:p>
          </table:table-cell>
          <table:table-cell table:number-columns-repeated="1022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Sparkfun</text:p>
          </table:table-cell>
          <table:table-cell table:number-columns-repeated="1022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Learned about it in a physical computing class for interactive art at my art school.</text:p>
          </table:table-cell>
          <table:table-cell table:number-columns-repeated="1022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I've been around it so long I can't really remember where I first found out about it.</text:p>
          </table:table-cell>
          <table:table-cell table:number-columns-repeated="1022"/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talking to friends</text:p>
          </table:table-cell>
          <table:table-cell table:number-columns-repeated="1022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i thnik i always knew that open source should be the next big step in industrial revolution:)</text:p>
          </table:table-cell>
          <table:table-cell table:number-columns-repeated="1022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A friend told me about it way back when.</text:p>
          </table:table-cell>
          <table:table-cell table:number-columns-repeated="1022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All of the above</text:p>
          </table:table-cell>
          <table:table-cell table:number-columns-repeated="1022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Through NYUs ITP</text:p>
          </table:table-cell>
          <table:table-cell table:number-columns-repeated="1022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I first learned of open-source hardware when joining the staff of SparkFun Electronics</text:p>
          </table:table-cell>
          <table:table-cell table:number-columns-repeated="1022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Tom Igoe at ITP</text:p>
          </table:table-cell>
          <table:table-cell table:number-columns-repeated="1022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graduate school course (ITP)</text:p>
          </table:table-cell>
          <table:table-cell table:number-columns-repeated="1022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I think Arduino did a lot to put OSH on the map - probably the first hardward I used that I KNEW was OS.</text:p>
          </table:table-cell>
          <table:table-cell table:number-columns-repeated="1022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Started making it</text:p>
          </table:table-cell>
          <table:table-cell table:number-columns-repeated="1022"/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Adafruit</text:p>
          </table:table-cell>
          <table:table-cell table:number-columns-repeated="1022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Began working for an open-source company</text:p>
          </table:table-cell>
          <table:table-cell table:number-columns-repeated="1022"/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Adafruit / Eevblog</text:p>
          </table:table-cell>
          <table:table-cell table:number-columns-repeated="1022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Developed the concept as part of another project, and then paid attention for something like this to materialize and joined in when it did</text:p>
          </table:table-cell>
          <table:table-cell table:number-columns-repeated="1022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through my employment</text:p>
          </table:table-cell>
          <table:table-cell table:number-columns-repeated="1022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in a diy community</text:p>
          </table:table-cell>
          <table:table-cell table:number-columns-repeated="1022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the amp hour</text:p>
          </table:table-cell>
          <table:table-cell table:number-columns-repeated="1022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It's one of those things I don't remember how I found out about it exactly.</text:p>
          </table:table-cell>
          <table:table-cell table:number-columns-repeated="1022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the amp hour</text:p>
          </table:table-cell>
          <table:table-cell table:number-columns-repeated="1022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Been working daily for 10 years to develop opensource (almost free) machine tools for developing countries</text:p>
          </table:table-cell>
          <table:table-cell table:number-columns-repeated="1022"/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In a post degree class</text:p>
          </table:table-cell>
          <table:table-cell table:number-columns-repeated="1022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Hackerspace interaction + the blogoshere</text:p>
          </table:table-cell>
          <table:table-cell table:number-columns-repeated="1022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While searching for open-source designs of robotic projects</text:p>
          </table:table-cell>
          <table:table-cell table:number-columns-repeated="1022"/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The Internet, Hackaday.com</text:p>
          </table:table-cell>
          <table:table-cell table:number-columns-repeated="1022"/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podcasts about arduino, quadrocopters etc.</text:p>
          </table:table-cell>
          <table:table-cell table:number-columns-repeated="1022"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30 years on the internet, you hear things.</text:p>
          </table:table-cell>
          <table:table-cell table:number-columns-repeated="1022"/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make:electronics book led me to makershed site which led me to arduino and raspberry pi</text:p>
          </table:table-cell>
          <table:table-cell table:number-columns-repeated="1022"/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at a workshop</text:p>
          </table:table-cell>
          <table:table-cell table:number-columns-repeated="1022"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makezine blog</text:p>
          </table:table-cell>
          <table:table-cell table:number-columns-repeated="1022"/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searching for cheap ALTERA USB blaster programmer</text:p>
          </table:table-cell>
          <table:table-cell table:number-columns-repeated="1022"/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through involvement with the open-source hardware community</text:p>
          </table:table-cell>
          <table:table-cell table:number-columns-repeated="1022"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School</text:p>
          </table:table-cell>
          <table:table-cell table:number-columns-repeated="1022"/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Through friends at college</text:p>
          </table:table-cell>
          <table:table-cell table:number-columns-repeated="1022"/>
        </table:table-row>
        <table:table-row table:style-name="ro5">
          <table:table-cell office:value-type="float" office:value="98">
            <text:p>98</text:p>
          </table:table-cell>
          <table:table-cell office:value-type="string">
            <text:p>I made OSHW before the term was invented.</text:p>
          </table:table-cell>
          <table:table-cell table:number-columns-repeated="1022"/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Through friends, many years ago (2007)!</text:p>
          </table:table-cell>
          <table:table-cell table:number-columns-repeated="1022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My son told me about it</text:p>
          </table:table-cell>
          <table:table-cell table:number-columns-repeated="1022"/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I know Alicia Gibb</text:p>
          </table:table-cell>
          <table:table-cell table:number-columns-repeated="1022"/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Through an association with people of similar ideas</text:p>
          </table:table-cell>
          <table:table-cell table:number-columns-repeated="1022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Can't remember. I have been dealing with t since 1991</text:p>
          </table:table-cell>
          <table:table-cell table:number-columns-repeated="1022"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Arduino</text:p>
          </table:table-cell>
          <table:table-cell table:number-columns-repeated="1022"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Too long ago to decide</text:p>
          </table:table-cell>
          <table:table-cell table:number-columns-repeated="1022"/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Arduino</text:p>
          </table:table-cell>
          <table:table-cell table:number-columns-repeated="1022"/>
        </table:table-row>
        <table:table-row table:style-name="ro5">
          <table:table-cell table:style-name="ce9" office:value-type="float" office:value="107">
            <text:p>107</text:p>
          </table:table-cell>
          <table:table-cell table:style-name="ce10" office:value-type="string">
            <text:p>Been doing it since before it had a name [part of this response<text:span text:style-name="T1"> contained information that may identify the respondent and was removed to protect their anonymity</text:span><text:span text:style-name="T2">]</text:span></text:p>
          </table:table-cell>
          <table:table-cell table:style-name="ce10" table:number-columns-repeated="1022"/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Mitch Altman</text:p>
          </table:table-cell>
          <table:table-cell table:number-columns-repeated="1022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by searching a product.</text:p>
          </table:table-cell>
          <table:table-cell table:number-columns-repeated="1022"/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Doing this for more than 20 years by now.</text:p>
          </table:table-cell>
          <table:table-cell table:number-columns-repeated="1022"/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My teacher introduced me to this world</text:p>
          </table:table-cell>
          <table:table-cell table:number-columns-repeated="1022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I honestly could not even try and remember if I wanted to. Prolly through friends on the internet, but really, been so long I can't remember.</text:p>
          </table:table-cell>
          <table:table-cell table:number-columns-repeated="1022"/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hackerspace mailing list, make magazine</text:p>
          </table:table-cell>
          <table:table-cell table:number-columns-repeated="1022"/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Friends</text:p>
          </table:table-cell>
          <table:table-cell table:number-columns-repeated="1022"/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Colleague sent me the Wired article on Atoms are the new bits, been interested ever since</text:p>
          </table:table-cell>
          <table:table-cell table:number-columns-repeated="1022"/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Friends</text:p>
          </table:table-cell>
          <table:table-cell table:number-columns-repeated="1022"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Wanted to learn about electronics and the frustration of more and more consumer items being closed.</text:p>
          </table:table-cell>
          <table:table-cell table:number-columns-repeated="1022"/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Several of the above. <text:s/>I've been "somewhat involved" since before te "open source hardware" label existed.</text:p>
          </table:table-cell>
          <table:table-cell table:number-columns-repeated="1022"/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I designed and created a CNC machine, when I made the plans available someone told me it was "open hardware"</text:p>
          </table:table-cell>
          <table:table-cell table:number-columns-repeated="1022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Taught at ITP and learned about Arduino, then OSH</text:p>
          </table:table-cell>
          <table:table-cell table:number-columns-repeated="1022"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RepRap &amp; Makerbot were my first experiences.</text:p>
          </table:table-cell>
          <table:table-cell table:number-columns-repeated="1022"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working closely with many key members of the open hardware movement and supporting their early careers</text:p>
          </table:table-cell>
          <table:table-cell table:number-columns-repeated="1022"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My brother-in-law told me about it</text:p>
          </table:table-cell>
          <table:table-cell table:number-columns-repeated="1022"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GHI with Gadgeteer</text:p>
          </table:table-cell>
          <table:table-cell table:number-columns-repeated="1022"/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While attending NYU's ITP from Tom Igoe</text:p>
          </table:table-cell>
          <table:table-cell table:number-columns-repeated="1022"/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Built my first kit from Adafruit at 12 or so, but didn't really understand what I was doing. As I got more experienced, I used Adafruit and Sparkfun as my primary design sources, so it just seemed the standard thing.</text:p>
          </table:table-cell>
          <table:table-cell table:number-columns-repeated="1022"/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Just a friend.</text:p>
          </table:table-cell>
          <table:table-cell table:number-columns-repeated="1022"/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Don't remember, it's been so long!</text:p>
          </table:table-cell>
          <table:table-cell table:number-columns-repeated="1022"/>
        </table:table-row>
        <table:table-row table:style-name="ro5">
          <table:table-cell office:value-type="float" office:value="129">
            <text:p>129</text:p>
          </table:table-cell>
          <table:table-cell office:value-type="string">
            <text:p>Mailing List - Porto Linux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percentage-style style:name="N121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0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3-02-25T10:51:48</dc:date>
    <meta:editing-cycles>3</meta:editing-cycles>
    <meta:editing-duration>PT00H08M28S</meta:editing-duration>
    <meta:generator>NeoOffice/3.3$Unix OpenOffice.org_project/Patch 0</meta:generator>
    <meta:document-statistic meta:table-count="1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connect-bars="false"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font-size="8pt" style:font-size-asian="8pt" style:font-size-complex="8pt"/>
    </style:style>
    <style:style style:name="ch6" style:family="chart" style:data-style-name="N121">
      <style:chart-properties chart:display-label="true" chart:tick-marks-major-inner="tru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font-size="8pt" style:font-size-asian="8pt" style:font-size-complex="8pt"/>
    </style:style>
    <style:style style:name="ch7" style:family="chart">
      <style:chart-properties chart:pie-offset="0"/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graphic-properties draw:stroke="none" svg:stroke-width="0cm" svg:stroke-color="#000000" svg:stroke-opacity="100%" draw:fill="solid" draw:fill-color="#eeeeee" draw:opacity="100%"/>
    </style:style>
    <style:style style:name="ch15" style:family="chart">
      <style:graphic-properties draw:fill-color="#d9d9d9"/>
    </style:style>
  </office:automatic-styles>
  <office:body>
    <office:chart>
      <chart:chart svg:width="9.071cm" svg:height="8.989cm" chart:class="chart:circle" chart:style-name="ch1">
        <chart:title svg:x="0.213cm" svg:y="0.18cm" chart:style-name="ch2">
          <text:p>How did you first find out about open-source hardware?</text:p>
        </chart:title>
        <chart:legend chart:legend-position="end" svg:x="4.134cm" svg:y="1.293cm" chart:style-name="ch3"/>
        <chart:plot-area chart:style-name="ch4" table:cell-range-address="'Question 1'.A4:'Question 1'.A9 'Question 1'.C4:'Question 1'.C9" chart:data-source-has-labels="column" svg:x="0.181cm" svg:y="0.756cm" svg:width="3.773cm" svg:height="7.875cm">
          <chart:axis chart:dimension="x" chart:name="primary-x" chart:style-name="ch5">
            <chart:categories table:cell-range-address="'Question 1'.A4:'Question 1'.A9"/>
          </chart:axis>
          <chart:axis chart:dimension="y" chart:name="primary-y" chart:style-name="ch6"/>
          <chart:series chart:style-name="ch7" chart:values-cell-range-address="'Question 1'.C4:'Question 1'.C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Read about it</text:p>
              </table:table-cell>
              <table:table-cell office:value-type="float" office:value="0.444">
                <text:p text:id="'Question 1'.C4:'Question 1'.C9">0.444</text:p>
              </table:table-cell>
            </table:table-row>
            <table:table-row>
              <table:table-cell office:value-type="string">
                <text:p>Used an open-source hardware product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Through involvement with open-source software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While looking for hardware designs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At a talk or event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I don't really know what open-source hardware is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